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A0000002591C2D011.png" manifest:media-type="image/png"/>
  <manifest:file-entry manifest:full-path="Pictures/1000033F00000CA4000003DCD03A4498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as-char" svg:width="3.237cm" svg:height="0.988cm" draw:z-index="0"><draw:image xlink:href="Pictures/1000033F00000CA4000003DCD03A4498.svg" xlink:type="simple" xlink:show="embed" xlink:actuate="onLoad"/><draw:image xlink:href="Pictures/100002010000007A0000002591C2D01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4-03-12T17:04:42.144699810</meta:creation-date>
    <dc:date>2014-03-12T17:06:14.861518836</dc:date>
    <dc:creator>Miklos Vajna</dc:creator>
    <meta:editing-duration>P0D</meta:editing-duration>
    <meta:editing-cycles>2</meta:editing-cycles>
    <meta:generator>LibreOfficeDev/4.3.0.0.alpha0$Linux_X86_64 LibreOffice_project/163630f868ca81d64b4f969673aee310f4cadecb</meta:generator>
    <meta:document-statistic meta:table-count="1" meta:image-count="1" meta:object-count="0" meta:page-count="1" meta:paragraph-count="1" meta:word-count="0" meta:character-count="0" meta:non-whitespace-character-count="0"/>
  </office:meta>
</office:document-meta>
</file>